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b1d8d"/>
    </style:style>
    <style:style style:name="P2" style:family="paragraph" style:parent-style-name="Standard">
      <style:text-properties officeooo:rsid="000b1d8d" officeooo:paragraph-rsid="000b1d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webSchoolProject<text:line-break/>This project's point is presenting writer's city and writer's life.<text:line-break/><text:line-break/> <text:s/>sayfalar:<text:line-break/><text:line-break/>giriş sayfasi, sayfa 1: hakkımızda : cv sayfasi yönlendirme linki, hobiler, fobiler , ilgi alanları(marangozluk), tablo eserler.<text:line-break/><text:line-break/>özgeçmiş sayfası (cv), sayfa 1-&gt;yeniSayfa: cv.html<text:line-break/><text:line-break/>sehrim safasi (sehrim.html), sayfa1-&gt;yeniSayfa: sehrim.html<text:line-break/><text:line-break/>ilgi alanlarım (ilgi.html), sayfa 1-yeniSayfa: ilgi.html<text:line-break/><text:line-break/>iletisim bölümü (iletisim.html), sayfa 1-&gt;yeniSayfa<text:line-break/><text:line-break/><text:line-break/> <text:s/>sayfa içerikleri:<text:line-break/> <text:s/><text:line-break/>sehir.html<text:line-break/> <text:s/>Şehrim şeklinde bir sayfa olmalı, bu sayfada memletinize ya da sevdiğiniz şehre ait bilgiler yer almalıdır. (Şehrin nufusu, gezilecek yerler vb) Sayfanın başında ya da sonunda en az 4 resimden oluşan bir slider yer almalıdır. Slider’da yer alan resimlere tıklandığında ilgili resimlere ait içeriklere link olmalıdır.(İçerikler ayrıntılı olmadan site içersinde yer almalı)<text:line-break/> <text:s/><text:line-break/> <text:s text:c="3"/>mirasımız-takım (mirasimiz.html) sayfa 3-&gt;yeniSayfa:<text:line-break/> <text:s text:c="5"/>şehrin tarihi güzellikleri, sanat eserleri, ufak da bi takım bırakılır.<text:line-break/> <text:s/><text:line-break/>cv.html<text:line-break/> <text:s/>sektör tecrübesi, hobiler, bölüm, kafa dokümanı, iletisim.<text:line-break/> <text:s/><text:line-break/>ilgi.html<text:line-break/> <text:s/>ilgi alanlarını barındırır. marangozluk ve geliştirilen mobil uygulamalar.<text:line-break/><text:line-break/>login.html **ilk sayfa<text:line-break/><text:line-break/> <text:s/>basit bir giriş sayfası, yazı yazma alanları ve giriş butonu.<text:line-break/> <text:s/><text:line-break/> <text:s/>Sitede bir login sayfası yer almalıdır. Login sayfasında öğrenci numaranıza ait kullanıcı adı (örneğin b1812100001@sakarya.edu.tr) ve şifre (şifre “b1812100001” gibi herkesin domain içermeyen numarası olmalı) bir php sayafasına post edilip burada kullanıcı bilgileri gönderilen sayfada tanımlanan değişkenler ile kontrol edilmelidir. Eğer kontrol işlemi başarılı ise post edilen sayfada Hoşgeldiniz “b1812100001” gibi bir mesajla login işleminin başarılı olduğu bildirilmeli, login işlemi başarısız ise kullanıcı login sayfasına geri yönlendirilmelidir. Aynı zamanda login sayfasında kullanıcı adı ve şifre alanının boş geçilmemesi ve kullanıcı adının mail adresi olup olmadığı kontrol edilmelidir.<text:line-break/><text:line-break/>mirasımız.html<text:line-break/> <text:s/>sayfanın odağı merkezinde fotoğraf sergisi olarak akan tarihi güzelliklere ait olmalı.<text:line-break/> <text:s/>her fotoğrafın altında açıklaması yazmalı.<text:line-break/> <text:s/></text:p>
      <text:p text:style-name="P1"><text:line-break/><text:soft-page-break/>iletisim.html<text:line-break/> <text:s/>tüm form elemanlarının serpiştirilmesi istenmiş öyle yapılacak.<text:line-break/> <text:s/>şimdi planlamadım ancak sıra iletisime gelince tüm form elemanları taranır uygun pozisyonlara ikamet edilir.<text:line-break/> <text:s/></text:p>
      <text:p text:style-name="P1"/>
      <text:p text:style-name="P2"><text:tab/><text:tab/><text:tab/><text:tab/><text:tab/><text:tab/>Mustafa BİÇER</text:p>
      <text:p text:style-name="P2"><text:tab/><text:tab/><text:tab/><text:tab/><text:tab/><text:tab/>b201210078 <text:s text:c="2"/>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3T14:47:54.331000000</dc:date>
    <meta:editing-duration>PT1M23S</meta:editing-duration>
    <meta:editing-cycles>1</meta:editing-cycles>
    <meta:document-statistic meta:table-count="0" meta:image-count="0" meta:object-count="0" meta:page-count="2" meta:paragraph-count="4" meta:word-count="281" meta:character-count="2342" meta:non-whitespace-character-count="1986"/>
    <meta:generator>LibreOffice/7.1.4.2$Windows_X86_64 LibreOffice_project/a529a4fab45b75fefc5b6226684193eb000654f6</meta:generator>
  </office:meta>
</office:document-meta>
</file>